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BD000000FFDCE18F1805977E13.png" manifest:media-type="image/png"/>
  <manifest:file-entry manifest:full-path="Pictures/10000000000001A10000019B331CC93FA3D083B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5cm" fo:min-width="9.5cm"/>
    </style:style>
    <style:style style:name="gr2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5.3cm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9.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2cm"/>
    </style:style>
    <style:style style:name="gr6" style:family="graphic">
      <style:graphic-properties style:protect="size"/>
    </style:style>
    <style:style style:name="pr1" style:family="presentation" style:parent-style-name="Predefinit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custom-shape draw:style-name="gr1" draw:text-style-name="P1" draw:layer="layout" svg:width="10cm" svg:height="1.8cm" svg:x="1cm" svg:y="0.6cm">
          <text:p text:style-name="P1">Selettore date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5.4cm" svg:height="5.323cm" svg:x="1.2cm" svg:y="2.8cm">
          <draw:image xlink:href="Pictures/10000000000001A10000019B331CC93FA3D083B6.png" xlink:type="simple" xlink:show="embed" xlink:actuate="onLoad">
            <text:p/>
          </draw:image>
        </draw:frame>
        <draw:frame draw:style-name="gr2" draw:text-style-name="P1" draw:layer="layout" svg:width="7.118cm" svg:height="4.079cm" svg:x="7.682cm" svg:y="3.321cm">
          <draw:image xlink:href="Pictures/10000000000001BD000000FFDCE18F1805977E13.png" xlink:type="simple" xlink:show="embed" xlink:actuate="onLoad">
            <text:p/>
          </draw:image>
        </draw:frame>
        <draw:custom-shape draw:style-name="gr3" draw:text-style-name="P1" draw:layer="layout" svg:width="5.8cm" svg:height="1cm" svg:x="1.4cm" svg:y="8.8cm">
          <text:p text:style-name="P1"><text:span text:style-name="T1">Man</text:span>, woman, etc.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6cm" svg:height="1cm" svg:x="8cm" svg:y="8.8cm">
          <text:p text:style-name="P1"><text:span text:style-name="T1">By type</text:span>, by number of products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5.4cm" svg:height="5.323cm" svg:x="1.2cm" svg:y="10.001cm">
          <draw:image xlink:href="Pictures/10000000000001A10000019B331CC93FA3D083B6.png" xlink:type="simple" xlink:show="embed" xlink:actuate="onLoad">
            <text:p/>
          </draw:image>
        </draw:frame>
        <draw:frame draw:style-name="gr2" draw:text-style-name="P1" draw:layer="layout" svg:width="7.118cm" svg:height="4.079cm" svg:x="7.682cm" svg:y="10.522cm">
          <draw:image xlink:href="Pictures/10000000000001BD000000FFDCE18F1805977E13.png" xlink:type="simple" xlink:show="embed" xlink:actuate="onLoad">
            <text:p/>
          </draw:image>
        </draw:frame>
        <draw:frame draw:style-name="gr5" draw:text-style-name="P2" draw:layer="layout" svg:width="7cm" svg:height="1.07cm" svg:x="18cm" svg:y="9cm">
          <draw:text-box>
            <text:p>[select menus]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3T16:40:33.773242630</meta:creation-date>
    <dc:date>2021-01-13T16:52:51.070904887</dc:date>
    <meta:editing-duration>PT2M6S</meta:editing-duration>
    <meta:editing-cycles>2</meta:editing-cycles>
    <meta:generator>LibreOffice/6.0.7.3$Linux_X86_64 LibreOffice_project/00m0$Build-3</meta:generator>
    <meta:document-statistic meta:object-count="31"/>
  </office:meta>
</office:document-meta>
</file>